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0db9" officeooo:paragraph-rsid="00150db9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text-properties fo:color="#6a9955" style:font-name="Droid Sans Mono" fo:font-size="10.5pt" fo:font-weight="normal" officeooo:rsid="00150db9" officeooo:paragraph-rsid="00150db9" fo:background-color="#1e1e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 zip_obj = zip(question_list,reply_list)</text:p>
      <text:p text:style-name="P2"># zipped_list = list(zip_obj)</text:p>
      <text:p text:style-name="P2"># chat_df = pd.DataFrame(zipped_list, columns=['Questions','Replies'])</text:p>
      <text:p text:style-name="P2"># print(chat_df)</text:p>
      <text:p text:style-name="P2"># writer = pd.ExcelWriter("results.xlsx" , engine='openpyxl', mode='a' ) # pylint: disable=abstract-class-instantiated</text:p>
      <text:p text:style-name="P2"># chat_df.to_excel(writer, sheet_name='Results')</text:p>
      <text:p text:style-name="P2"># writer.save(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8:22:21.351955137</meta:creation-date>
    <dc:date>2022-05-31T18:22:49.523718948</dc:date>
    <meta:editing-duration>PT28S</meta:editing-duration>
    <meta:editing-cycles>1</meta:editing-cycles>
    <meta:document-statistic meta:table-count="0" meta:image-count="0" meta:object-count="0" meta:page-count="1" meta:paragraph-count="7" meta:word-count="31" meta:character-count="337" meta:non-whitespace-character-count="313"/>
    <meta:generator>LibreOffice/6.4.7.2$Linux_X86_64 LibreOffice_project/40$Build-2</meta:generator>
  </office:meta>
</office:document-meta>
</file>